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duct Category</text:p>
          </table:table-cell>
          <table:table-cell table:style-name="ce1" office:value-type="string" calcext:value-type="string">
            <text:p>Product Price</text:p>
          </table:table-cell>
          <table:table-cell table:style-name="ce1" office:value-type="string" calcext:value-type="string">
            <text:p>Purchase D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6-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9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6-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1-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9-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1-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1-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1-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6-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6-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7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9-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5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8-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3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2-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6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023-04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8-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2-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3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3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3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8-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3-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3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2-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5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2-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4-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2-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9-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8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2-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1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6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3-07-25</text:p>
          </table:table-cell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9" meta:object-count="0"/>
    <meta:generator>LibreOfficeDev/6.0.5.2$Linux_X86_64 LibreOffice_project/</meta:generator>
  </office:meta>
</office:document-meta>
</file>